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5902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Algorithm solution</text:p>
          </table:table-cell>
          <table:table-cell table:style-name="Default" office:value-type="string" calcext:value-type="string">
            <text:p>Algorithm fitne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12345837" calcext:value-type="float">
            <text:p>2212345837</text:p>
          </table:table-cell>
          <table:table-cell office:value-type="float" office:value="1" calcext:value-type="float">
            <text:p>1.00</text:p>
          </table:table-cell>
          <table:table-cell office:value-type="float" office:value="-0.333333333333334" calcext:value-type="float">
            <text:p>-0.33</text:p>
          </table:table-cell>
          <table:table-cell office:value-type="float" office:value="-1" calcext:value-type="float">
            <text:p>-1</text:p>
          </table:table-cell>
          <table:table-cell office:value-type="float" office:value="-4.33333333333333" calcext:value-type="float">
            <text:p>-4.33333333333333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-2.33333333333333" calcext:value-type="float">
            <text:p>-2.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-3.66666666666667" calcext:value-type="float">
            <text:p>-3.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<text:s/>-0.3333333333333339]</text:p>
          </table:table-cell>
          <table:table-cell office:value-type="float" office:value="-284.392570759365" calcext:value-type="float">
            <text:p>-284.392570759365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42782672" calcext:value-type="float">
            <text:p>2142782672</text:p>
          </table:table-cell>
          <table:table-cell office:value-type="float" office:value="3" calcext:value-type="float">
            <text:p>3.00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-4.33333333333333" calcext:value-type="float">
            <text:p>-4.33333333333333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-2.33333333333333" calcext:value-type="float">
            <text:p>-2.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-3.66666666666667" calcext:value-type="float">
            <text:p>-3.666666666666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-1.0]</text:p>
          </table:table-cell>
          <table:table-cell office:value-type="float" office:value="-285.965934172566" calcext:value-type="float">
            <text:p>-285.965934172566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80186785" calcext:value-type="float">
            <text:p>3480186785</text:p>
          </table:table-cell>
          <table:table-cell office:value-type="float" office:value="1" calcext:value-type="float">
            <text:p>1.00</text:p>
          </table:table-cell>
          <table:table-cell office:value-type="float" office:value="-3.66666666666667" calcext:value-type="float">
            <text:p>-3.67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-2.33333333333333" calcext:value-type="float">
            <text:p>-2.33333333333333</text:p>
          </table:table-cell>
          <table:table-cell office:value-type="float" office:value="-1" calcext:value-type="float">
            <text:p>-1</text:p>
          </table:table-cell>
          <table:table-cell office:value-type="float" office:value="-3.66666666666667" calcext:value-type="float">
            <text:p>-3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2.3333333333333335]</text:p>
          </table:table-cell>
          <table:table-cell office:value-type="float" office:value="-286.277885151754" calcext:value-type="float">
            <text:p>-286.277885151754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66325452" calcext:value-type="float">
            <text:p>4266325452</text:p>
          </table:table-cell>
          <table:table-cell office:value-type="float" office:value="1" calcext:value-type="float">
            <text:p>1.00</text:p>
          </table:table-cell>
          <table:table-cell office:value-type="float" office:value="-0.333333333333334" calcext:value-type="float">
            <text:p>-0.33</text:p>
          </table:table-cell>
          <table:table-cell office:value-type="float" office:value="-1" calcext:value-type="float">
            <text:p>-1</text:p>
          </table:table-cell>
          <table:table-cell office:value-type="float" office:value="-0.333333333333334" calcext:value-type="float">
            <text:p>-0.33333333333333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-4.33333333333333" calcext:value-type="float">
            <text:p>-4.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2.3333333333333335]</text:p>
          </table:table-cell>
          <table:table-cell office:value-type="float" office:value="-279.71380827119" calcext:value-type="float">
            <text:p>-279.71380827119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81744381" calcext:value-type="float">
            <text:p>4281744381</text:p>
          </table:table-cell>
          <table:table-cell office:value-type="float" office:value="-1" calcext:value-type="float">
            <text:p>-1.00</text:p>
          </table:table-cell>
          <table:table-cell office:value-type="float" office:value="-1.66666666666667" calcext:value-type="float">
            <text:p>-1.67</text:p>
          </table:table-cell>
          <table:table-cell office:value-type="float" office:value="-1.66666666666667" calcext:value-type="float">
            <text:p>-1.66666666666667</text:p>
          </table:table-cell>
          <table:table-cell office:value-type="float" office:value="-2.33333333333333" calcext:value-type="float">
            <text:p>-2.33333333333333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-4.33333333333333" calcext:value-type="float">
            <text:p>-4.33333333333333</text:p>
          </table:table-cell>
          <table:table-cell office:value-type="float" office:value="-1" calcext:value-type="float">
            <text:p>-1</text:p>
          </table:table-cell>
          <table:table-cell office:value-type="float" office:value="-3.66666666666667" calcext:value-type="float">
            <text:p>-3.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<text:s/>-2.3333333333333335]</text:p>
          </table:table-cell>
          <table:table-cell office:value-type="float" office:value="-280.245493587704" calcext:value-type="float">
            <text:p>-280.245493587704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557639430" calcext:value-type="float">
            <text:p>2557639430</text:p>
          </table:table-cell>
          <table:table-cell office:value-type="float" office:value="1" calcext:value-type="float">
            <text:p>1.00</text:p>
          </table:table-cell>
          <table:table-cell office:value-type="float" office:value="-3.66666666666667" calcext:value-type="float">
            <text:p>-3.67</text:p>
          </table:table-cell>
          <table:table-cell office:value-type="float" office:value="-1" calcext:value-type="float">
            <text:p>-1</text:p>
          </table:table-cell>
          <table:table-cell office:value-type="float" office:value="-2.33333333333333" calcext:value-type="float">
            <text:p>-2.33333333333333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.66666666666667" calcext:value-type="float">
            <text:p>-1.666666666666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-2.3333333333333335]</text:p>
          </table:table-cell>
          <table:table-cell office:value-type="float" office:value="-289.507900229598" calcext:value-type="float">
            <text:p>-289.507900229598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17176632" calcext:value-type="float">
            <text:p>117176632</text:p>
          </table:table-cell>
          <table:table-cell office:value-type="float" office:value="3.66666666666667" calcext:value-type="float">
            <text:p>3.67</text:p>
          </table:table-cell>
          <table:table-cell office:value-type="float" office:value="-1.66666666666667" calcext:value-type="float">
            <text:p>-1.67</text:p>
          </table:table-cell>
          <table:table-cell office:value-type="float" office:value="1" calcext:value-type="float">
            <text:p>1</text:p>
          </table:table-cell>
          <table:table-cell office:value-type="float" office:value="-2.33333333333333" calcext:value-type="float">
            <text:p>-2.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-4.33333333333333" calcext:value-type="float">
            <text:p>-4.33333333333333</text:p>
          </table:table-cell>
          <table:table-cell office:value-type="float" office:value="-1" calcext:value-type="float">
            <text:p>-1</text:p>
          </table:table-cell>
          <table:table-cell office:value-type="float" office:value="-3.66666666666667" calcext:value-type="float">
            <text:p>-3.66666666666667</text:p>
          </table:table-cell>
          <table:table-cell office:value-type="float" office:value="-1.66666666666667" calcext:value-type="float">
            <text:p>-1.66666666666667</text:p>
          </table:table-cell>
          <table:table-cell office:value-type="string" calcext:value-type="string">
            <text:p><text:s/>-4.333333333333333]</text:p>
          </table:table-cell>
          <table:table-cell office:value-type="float" office:value="-280.648288206241" calcext:value-type="float">
            <text:p>-280.648288206241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845492104" calcext:value-type="float">
            <text:p>845492104</text:p>
          </table:table-cell>
          <table:table-cell office:value-type="float" office:value="3" calcext:value-type="float">
            <text:p>3.00</text:p>
          </table:table-cell>
          <table:table-cell office:value-type="float" office:value="-0.333333333333334" calcext:value-type="float">
            <text:p>-0.33</text:p>
          </table:table-cell>
          <table:table-cell office:value-type="float" office:value="1" calcext:value-type="float">
            <text:p>1</text:p>
          </table:table-cell>
          <table:table-cell office:value-type="float" office:value="-4.33333333333333" calcext:value-type="float">
            <text:p>-4.33333333333333</text:p>
          </table:table-cell>
          <table:table-cell office:value-type="float" office:value="-0.333333333333334" calcext:value-type="float">
            <text:p>-0.333333333333334</text:p>
          </table:table-cell>
          <table:table-cell office:value-type="float" office:value="-4.33333333333333" calcext:value-type="float">
            <text:p>-4.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-3.66666666666667" calcext:value-type="float">
            <text:p>-3.666666666666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-2.3333333333333335]</text:p>
          </table:table-cell>
          <table:table-cell office:value-type="float" office:value="-286.923381025394" calcext:value-type="float">
            <text:p>-286.923381025394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70279678" calcext:value-type="float">
            <text:p>370279678</text:p>
          </table:table-cell>
          <table:table-cell office:value-type="float" office:value="3" calcext:value-type="float">
            <text:p>3.00</text:p>
          </table:table-cell>
          <table:table-cell office:value-type="float" office:value="-1.66666666666667" calcext:value-type="float">
            <text:p>-1.67</text:p>
          </table:table-cell>
          <table:table-cell office:value-type="float" office:value="-1" calcext:value-type="float">
            <text:p>-1</text:p>
          </table:table-cell>
          <table:table-cell office:value-type="float" office:value="-0.333333333333334" calcext:value-type="float">
            <text:p>-0.333333333333334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-0.333333333333334" calcext:value-type="float">
            <text:p>-0.333333333333334</text:p>
          </table:table-cell>
          <table:table-cell office:value-type="float" office:value="3" calcext:value-type="float">
            <text:p>3</text:p>
          </table:table-cell>
          <table:table-cell office:value-type="float" office:value="-3.66666666666667" calcext:value-type="float">
            <text:p>-3.66666666666667</text:p>
          </table:table-cell>
          <table:table-cell office:value-type="float" office:value="-1.66666666666667" calcext:value-type="float">
            <text:p>-1.66666666666667</text:p>
          </table:table-cell>
          <table:table-cell office:value-type="string" calcext:value-type="string">
            <text:p><text:s/>-4.333333333333333]</text:p>
          </table:table-cell>
          <table:table-cell office:value-type="float" office:value="-285.967398847548" calcext:value-type="float">
            <text:p>-285.967398847548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021844391" calcext:value-type="float">
            <text:p>3021844391</text:p>
          </table:table-cell>
          <table:table-cell office:value-type="float" office:value="3" calcext:value-type="float">
            <text:p>3.00</text:p>
          </table:table-cell>
          <table:table-cell office:value-type="float" office:value="-1.66666666666667" calcext:value-type="float">
            <text:p>-1.67</text:p>
          </table:table-cell>
          <table:table-cell office:value-type="float" office:value="1" calcext:value-type="float">
            <text:p>1</text:p>
          </table:table-cell>
          <table:table-cell office:value-type="float" office:value="-2.33333333333333" calcext:value-type="float">
            <text:p>-2.33333333333333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-2.33333333333333" calcext:value-type="float">
            <text:p>-2.33333333333333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-3.66666666666667" calcext:value-type="float">
            <text:p>-3.666666666666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-4.333333333333333]</text:p>
          </table:table-cell>
          <table:table-cell office:value-type="float" office:value="-288.763569446077" calcext:value-type="float">
            <text:p>-288.763569446077</text:p>
          </table:table-cell>
        </table:table-row>
        <table:table-row table:style-name="ro2">
          <table:table-cell table:number-columns-repeated="5"/>
          <table:table-cell table:style-name="ce2" table:formula="of:=([.F2]+[.F3]+[.F4]+[.F5]+[.F6]+[.F7]+[.F8]+[.F9]+[.F10]+[.F11])/10" office:value-type="float" office:value="1.86666666666667" calcext:value-type="float">
            <text:p>1.87</text:p>
          </table:table-cell>
          <table:table-cell table:style-name="ce2" table:formula="of:=([.G2]+[.G3]+[.G4]+[.G5]+[.G6]+[.G7]+[.G8]+[.G9]+[.G10]+[.G11])/10" office:value-type="float" office:value="-1.46666666666667" calcext:value-type="float">
            <text:p>-1.4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22:44:19.0194063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8T22:44:39.959434897</dc:date>
    <meta:editing-duration>PT8M11S</meta:editing-duration>
    <meta:editing-cycles>2</meta:editing-cycles>
    <meta:generator>LibreOffice/24.2.5.2$Linux_X86_64 LibreOffice_project/420$Build-2</meta:generator>
    <meta:document-statistic meta:table-count="1" meta:cell-count="169" meta:object-count="0"/>
  </office:meta>
</office:document-meta>
</file>